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2BD300001ECE4CFB987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9E200002B6A62CBBF49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2BD300001DDF8E08D233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35DA00003B6F0E52C340.svm"/>
  <manifest:file-entry manifest:media-type="" manifest:full-path="Pictures/20000007000030C900002B1A93E0B200.svm"/>
  <manifest:file-entry manifest:media-type="" manifest:full-path="Pictures/20000007000036290000233F8E544BC2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0FE000010DAAF60301D.svm"/>
  <manifest:file-entry manifest:media-type="" manifest:full-path="Pictures/2000000700001305000008E454EC9671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3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4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5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7" style:family="paragraph" style:parent-style-name="Text_20_body">
      <style:text-properties style:language-asian="zh" style:country-asian="CN"/>
    </style:style>
    <style:style style:name="P8" style:family="paragraph" style:parent-style-name="Text_20_body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9" style:family="paragraph" style:parent-style-name="Standard" style:list-style-name="L1">
      <style:text-properties style:language-asian="zh" style:country-asian="CN"/>
    </style:style>
    <style:style style:name="P10" style:family="paragraph" style:parent-style-name="Standard" style:list-style-name="L2">
      <style:text-properties style:language-asian="zh" style:country-asian="CN"/>
    </style:style>
    <style:style style:name="P11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12" style:family="paragraph" style:parent-style-name="Text_20_body">
      <style:paragraph-properties fo:margin-top="0.423cm" fo:margin-bottom="0.212cm"/>
    </style:style>
    <style:style style:name="P13" style:family="paragraph" style:parent-style-name="Text_20_body" style:list-style-name="L4">
      <style:paragraph-properties fo:margin-top="0.423cm" fo:margin-bottom="0.212cm"/>
    </style:style>
    <style:style style:name="P14" style:family="paragraph" style:parent-style-name="Heading_20_2">
      <style:text-properties style:language-asian="zh" style:country-asian="CN"/>
    </style:style>
    <style:style style:name="P15" style:family="paragraph" style:parent-style-name="Heading_20_2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6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7" style:family="paragraph" style:parent-style-name="Heading_20_1">
      <style:text-properties fo:font-weight="normal" style:language-asian="zh" style:country-asian="CN" style:font-weight-asian="normal" style:font-weight-complex="normal"/>
    </style:style>
    <style:style style:name="P18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19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20" style:family="paragraph" style:parent-style-name="Heading_20_3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21" style:family="paragraph" style:parent-style-name="Heading_20_3">
      <style:paragraph-properties fo:margin-left="0cm" fo:margin-right="0cm" fo:margin-top="0.423cm" fo:margin-bottom="0.212cm" fo:text-indent="0cm" style:auto-text-indent="fals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22" style:family="paragraph" style:parent-style-name="Heading_20_3">
      <style:paragraph-properties fo:margin-left="0cm" fo:margin-right="0cm" fo:margin-top="0.423cm" fo:margin-bottom="0.212cm" fo:text-indent="0cm" style:auto-text-indent="false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T2" style:family="text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3" style:family="text">
      <style:text-properties style:font-name="Arial" fo:language="zxx" fo:country="none" fo:font-weight="bold" style:font-name-asian="Andale Sans UI" style:language-asian="zh" style:country-asian="CN" style:font-weight-asian="bold" style:font-name-complex="Tahoma" style:language-complex="zxx" style:country-complex="none" style:font-weight-complex="bold"/>
    </style:style>
    <style:style style:name="T4" style:family="text">
      <style:text-properties style:font-name="Arial" fo:language="zxx" fo:country="none" fo:font-weight="normal" style:font-name-asian="Andale Sans UI" style:language-asian="zh" style:country-asian="CN" style:font-weight-asian="normal" style:font-name-complex="Tahoma" style:language-complex="zxx" style:country-complex="none" style:font-weight-complex="normal"/>
    </style:style>
    <style:style style:name="T5" style:family="text">
      <style:text-properties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6" style:family="text"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7" style:family="text"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T8" style:family="text">
      <style:text-properties fo:color="#800000"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9" style:family="text">
      <style:text-properties fo:color="#008000"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10" style:family="text">
      <style:text-properties fo:color="#008000"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Liquid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2"><text:s text:c="2"/>see ./readme.txt</text:p>
      <text:h text:style-name="P17" text:outline-level="1"/>
      <text:p text:style-name="P1"/>
      <text:h text:style-name="Heading_20_1" text:outline-level="1">-load liquid plugin</text:h>
      <text:p text:style-name="P7">Demo scene is ($liquid_root)/2.3.3/doc/HowToUseLiquidmaya.ma</text:p>
      <text:h text:style-name="P14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E200002B6A62CBBF49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022cm" draw:z-index="7"><draw:image xlink:href="Pictures/20000007000036290000233F8E544BC2.svm" xlink:type="simple" xlink:show="embed" xlink:actuate="onLoad"/></draw:frame><text:soft-page-break/></text:p>
      <text:p text:style-name="P1">)</text:p>
      <text:p text:style-name="P1"/>
      <text:list xml:id="list42401851" text:style-name="L1">
        <text:list-item>
          <text:p text:style-name="P9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2" draw:name="图形16" text:anchor-type="paragraph" svg:width="13.787cm" svg:height="15.215cm" draw:z-index="14"><draw:image xlink:href="Pictures/20000007000035DA00003B6F0E52C340.svm" xlink:type="simple" xlink:show="embed" xlink:actuate="onLoad"/></draw:frame><text:soft-page-break/></text:p>
      <text:p text:style-name="P1">7)set GeneratedShaders directory</text:p>
      <text:p text:style-name="P1"><draw:frame draw:style-name="fr1" draw:name="图形11" text:anchor-type="paragraph" svg:width="13.945cm" svg:height="13.52cm" draw:z-index="15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18" text:outline-level="1">Create the scene</text:h>
      <text:p text:style-name="P1">1.create a box</text:p>
      <text:list xml:id="list42402695" text:style-name="L2">
        <text:list-item>
          <text:p text:style-name="P10"><draw:frame draw:style-name="fr1" draw:name="图形12" text:anchor-type="paragraph" svg:width="6.458cm" svg:height="14.924cm" draw:z-index="9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10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43370950" text:continue-numbering="true" text:style-name="L2">
        <text:list-item>
          <text:p text:style-name="P10">let's create a phong shader</text:p>
        </text:list-item>
      </text:list>
      <text:p text:style-name="P1"><draw:frame draw:style-name="fr1" draw:name="图形14" text:anchor-type="paragraph" svg:width="15.478cm" svg:height="18.523cm" draw:z-index="11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2"><draw:image xlink:href="Pictures/200000070000521100003AB5ABBE15A7.svm" xlink:type="simple" xlink:show="embed" xlink:actuate="onLoad"/></draw:frame><text:soft-page-break/></text:p>
      <text:h text:style-name="P19" text:outline-level="1">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42417035" text:style-name="L3">
        <text:list-header>
          <text:p text:style-name="P11"><text:s/>- Menu --&gt; liquid --&gt;Helpers --&gt; Convert shading network to RSL:</text:p>
          <text:p text:style-name="P11"><draw:frame draw:style-name="fr3" draw:name="图形10" text:anchor-type="paragraph" svg:x="1.328cm" svg:y="0.266cm" svg:width="10.956cm" svg:height="13.972cm" draw:z-index="13"><draw:image xlink:href="Pictures/2000000700002ACB000036936878F7B1.svm" xlink:type="simple" xlink:show="embed" xlink:actuate="onLoad"/></draw:frame><text:soft-page-break/></text:p>
        </text:list-header>
      </text:list>
      <text:p text:style-name="P6"><text:s text:c="2"/>phong1.sl and phong1.slo will be generated at</text:p>
      <text:p text:style-name="P6">E:\MyDocuments\maya\projects\default\generatedShader\</text:p>
      <text:p text:style-name="P6"/>
      <text:h text:style-name="Heading_20_1" text:outline-level="1">Render</text:h>
      <text:p text:style-name="P7">Press the "RenderView" button, and press "Render" button:</text:p>
      <text:p text:style-name="P7"/>
      <text:p text:style-name="P7"/>
      <text:p text:style-name="P6"><draw:frame draw:style-name="fr1" draw:name="图形17" text:anchor-type="paragraph" svg:width="11.141cm" svg:height="11.194cm" draw:z-index="16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6">(e.g. E:\MyDocuments\maya\projects\default\rib\_perspShape.0001.rib)</text:p>
      <text:p text:style-name="P1"/>
      <text:p text:style-name="P1"/>
      <text:p text:style-name="P1"/>
      <text:h text:style-name="Heading_20_1" text:outline-level="1">-RenderSettings of <text:s/>maya2renderer </text:h>
      <text:p text:style-name="P7">Demo scene is ($liquid_root)/2.3.3/doc/HowToUseMaya2Renderer.ma</text:p>
      <text:h text:style-name="Heading_20_2" text:outline-level="2"><text:s text:c="2"/>-Debug</text:h>
      <text:p text:style-name="P1"><draw:frame draw:style-name="fr3" draw:name="图形9" text:anchor-type="paragraph" svg:x="0.513cm" svg:y="0.041cm" svg:width="4.868cm" svg:height="2.275cm" draw:z-index="8"><draw:image xlink:href="Pictures/2000000700001305000008E454EC9671.svm" xlink:type="simple" xlink:show="embed" xlink:actuate="onLoad"/></draw:frame></text:p>
      <text:h text:style-name="Heading_20_3" text:outline-level="3"><text:s text:c="4"/>- NewTranslator(refactoring)</text:h>
      <text:p text:style-name="P3">This is a new feature of maya2renderer. </text:p>
      <text:p text:style-name="P3">I'm refactoring liquidMaya, and put the new export process into liqRibTranslator::_doItNew();</text:p>
      <text:p text:style-name="P3">The original export process is put into liqRibTranslator::_doIt();</text:p>
      <text:p text:style-name="P3">If <text:s/>NewTranslator(refactoring) is checked, liqRibTranslator::_doItNew() is executed, otherwise liqRibTranslator::_doIt() is executed.</text:p>
      <text:p text:style-name="P4">If you set NewTranslator(refactoring) to true, you are using maya2renderer,</text:p>
      <text:p text:style-name="P4">If you set NewTranslator(refactoring) to false, you are using liquidMaya,</text:p>
      <text:h text:style-name="P20" text:outline-level="3"><text:soft-page-break/><text:s text:c="4"/><text:span text:style-name="T1">- OutputShaderGraph(ER)</text:span></text:h>
      <text:p text:style-name="P3">This is a new feature of maya2renderer. </text:p>
      <text:p text:style-name="P6">In liquidMaya you MUST export the material of the mesh before you render that mesh.</text:p>
      <text:p text:style-name="P6">In maya2Renderer, if you set OutputShaderGraph(ER) to true, <text:s/>you don't have to convert the material manually. The materials will be converted automatically.</text:p>
      <text:p text:style-name="P6"/>
      <text:h text:style-name="P21" text:outline-level="3"><text:s text:c="4"/><text:span text:style-name="T1">- OutputDebugMsgToRib(RM)</text:span></text:h>
      <text:p text:style-name="P5">This is a new feature of maya2renderer. _liqRIBMsg(const char* msg) will output the msg to rib file. </text:p>
      <text:h text:style-name="P22" text:outline-level="3"><text:s text:c="4"/>- logFunctionCall</text:h>
      <text:p text:style-name="P5">This is a new feature of maya2renderer. _logFunctionCall(const char* msg) will output the msg. It is useful to trace the call stack in batchrender mode.</text:p>
      <text:h text:style-name="P15" text:outline-level="2"><text:s text:c="2"/>-Renderer</text:h>
      <text:p text:style-name="P8">You can select other renderers in maya2renderer, e.g. elvisyray.</text:p>
      <text:p text:style-name="P5"><draw:frame draw:style-name="fr2" draw:name="图形18" text:anchor-type="paragraph" svg:width="10.426cm" svg:height="1.192cm" draw:z-index="17"><draw:image xlink:href="Pictures/20000007000028BA000004A835E71995.svm" xlink:type="simple" xlink:show="embed" xlink:actuate="onLoad"/></draw:frame></text:p>
      <text:h text:style-name="P16" text:outline-level="2">Render</text:h>
      <text:p text:style-name="P5"><draw:frame draw:style-name="fr1" draw:name="图形20" text:anchor-type="paragraph" svg:width="11.114cm" svg:height="8.574cm" draw:z-index="18"><draw:image xlink:href="Pictures/2000000700002B6A0000217E9C8D40B4.svm" xlink:type="simple" xlink:show="embed" xlink:actuate="onLoad"/></draw:frame>It will generate *.erapi at E:\MyDocuments\maya\projects\default\generatedShader\ and <text:a xlink:type="simple" xlink:href="file:///d:/script.er">d:/script.er</text:a> which trace the invoking of ERAPI</text:p>
      <text:p text:style-name="P5"/>
      <text:p text:style-name="P5"/>
      <text:h text:style-name="P16" text:outline-level="2"><text:soft-page-break/>- liquidSurfaceShader</text:h>
      <text:list xml:id="list43141193" text:style-name="L4">
        <text:list-item>
          <text:p text:style-name="P13"><text:span text:style-name="T2">LiquidMaya里liquidSurfaceShader是用户自定义的surface shader(*.slo文件)</text:span></text:p>
          <text:p text:style-name="P13"><draw:frame draw:style-name="fr2" draw:name="图形19" text:anchor-type="paragraph" svg:width="11.218cm" svg:height="7.886cm" draw:z-index="19"><draw:image xlink:href="Pictures/2000000700002BD300001ECE4CFB9872.svm" xlink:type="simple" xlink:show="embed" xlink:actuate="onLoad"/></draw:frame><text:span text:style-name="T7">Maya2renderer里借助liquidSurfaceShader，为</text:span><text:span text:style-name="T5">用户提供这么一个接口可以使用其他渲染器的自定义的surface shader。比如可以使用Elvishray的自定义的surface shader。<text:line-break/></text:span></text:p>
          <text:p text:style-name="P13"><draw:frame draw:style-name="fr1" draw:name="图形21" text:anchor-type="paragraph" svg:width="11.218cm" svg:height="7.646cm" draw:z-index="20"><draw:image xlink:href="Pictures/2000000700002BD300001DDF8E08D233.svm" xlink:type="simple" xlink:show="embed" xlink:actuate="onLoad"/></draw:frame><text:span text:style-name="T5">NOTE:<text:line-break/>如果不是renderman shader (*.slo)，则需要在shader同一级目录下建立一个pl文件，pl文件里指定shader类型、shader 参数列表。比如，我有一个er的自定义shader：E:\dev\Autodesk\maya\myplugin\project\liquid_\2.3.3\test\test_shader_pl\liquidchecker.dll<text:line-break/>那么，需要手工建立：E:\dev\Autodesk\maya\myplugin\project\liquid_\2.3.3\test\test_shader_pl\liquidchecker.pl<text:line-break/><text:line-break/>liquidchecker.pl的内容和注释如下：<text:line-break/></text:span><text:span text:style-name="T6">#shaderType </text:span><text:span text:style-name="T10">// shaderType: surface, volume, displacement, light，shaderType须放在shadername前面</text:span><text:span text:style-name="T6"><text:line-break/>surface<text:line-break/>#shaderName </text:span><text:span text:style-name="T10">//shadername须放在shaderType后面</text:span><text:span text:style-name="T6"><text:line-break/>liquidchecker<text:line-break/></text:span><text:span text:style-name="T10">//shader参数列表，每一行是一个参数</text:span><text:span text:style-name="T6">，<text:line-break/></text:span><text:soft-page-break/><text:span text:style-name="T6">#Name:Details:Type:IsOutput:Defaults:ArraySizes</text:span><text:span text:style-name="T10">//每一个参数的属性</text:span><text:span text:style-name="T6"><text:line-break/>frequency:uniform:float:0:8.5:-1<text:line-break/>mode:uniform:float:0:0.0:-1<text:line-break/>mode2:uniform:float:0:0.5:-1</text:span><text:span text:style-name="T5"><text:line-break/><text:line-break/><text:line-break/></text:span></text:p>
        </text:list-item>
      </text:list>
      <text:p text:style-name="P12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4H50M07S</meta:editing-duration>
    <meta:editing-cycles>36</meta:editing-cycles>
    <meta:generator>OpenOffice.org/3.2$Win32 OpenOffice.org_project/320m12$Build-9483</meta:generator>
    <dc:date>2012-01-31T23:22:26.26</dc:date>
    <dc:creator>yaoyansi </dc:creator>
    <meta:document-statistic meta:table-count="0" meta:image-count="21" meta:object-count="0" meta:page-count="16" meta:paragraph-count="65" meta:word-count="522" meta:character-count="3664"/>
    <meta:user-defined meta:name="Info 1"/>
    <meta:user-defined meta:name="Info 2"/>
    <meta:user-defined meta:name="Info 3"/>
    <meta:user-defined meta:name="Info 4"/>
  </office:meta>
</office:document-meta>
</file>